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631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32pt" style:font-size-asian="32pt" style:font-size-complex="3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olar Monks</text:p>
          </table:table-cell>
          <table:covered-table-cell table:number-columns-repeated="7" table:style-name="ce1"/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ach Year:</text:p>
          </table:table-cell>
          <table:table-cell/>
          <table:table-cell office:value-type="string" calcext:value-type="string">
            <text:p>D6:</text:p>
          </table:table-cell>
          <table:table-cell table:style-name="ce2" table:formula="of:=RANDBETWEEN(1;6)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press F9 to roll</text:p>
          </table:table-cell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+2D6 Fo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+D6 Monk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D6 Monks</text:p>
          </table:table-cell>
          <table:table-cell table:number-columns-repeated="1023"/>
        </table:table-row>
        <table:table-row table:style-name="ro2">
          <table:table-cell office:value-type="string" calcext:value-type="string" table:number-columns-spanned="4" table:number-rows-spanned="1">
            <text:p>Roll for each aspect of the year ------------------------------------ &gt;</text:p>
          </table:table-cell>
          <table:covered-table-cell table:number-columns-repeated="3"/>
          <table:table-cell office:value-type="string" calcext:value-type="string">
            <text:p>Earth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-10 food, -1 mon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nks</text:p>
          </table:table-cell>
          <table:table-cell office:value-type="string" calcext:value-type="string">
            <text:p>Foo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1 food, -1 monk</text:p>
          </table:table-cell>
          <table:table-cell table:number-columns-repeated="1018"/>
        </table:table-row>
        <table:table-row table:style-name="ro2"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1 foo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ar 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 chang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ar 2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1 foo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ar 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+2 mon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5 foo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ar 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+2 monks</text:p>
          </table:table-cell>
          <table:table-cell office:value-type="string" calcext:value-type="string">
            <text:p>Ai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ear 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+2 mo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 foo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ar 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1 mon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ar 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5 food, -1 mon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ar 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5 food, -1 mon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ar 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5 foo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ar 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5 food, +1 monk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Wat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+5 foo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-5 foo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-15 foo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-10 foo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+5 food, +1 monk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+1 foo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Fir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-5 food, -1 monk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o chang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+1 foo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+5 foo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no chang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-1 food, -1 monk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Eth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+10 food, +10 monks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-10 food, -5 monks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-10 food, -10 monks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-3 food, -1 monk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no chang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+3 food, +3 monk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 table:number-columns-spanned="2" table:number-rows-spanned="1">
            <text:p>At end of year can add +1 monk </text:p>
            <text:p>by giving 5 food to the poor</text:p>
          </table:table-cell>
          <table:covered-table-cell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9:44:12.032780149</meta:creation-date>
    <dc:date>2023-06-03T13:22:50.409482267</dc:date>
    <meta:editing-duration>PT37M54S</meta:editing-duration>
    <meta:editing-cycles>6</meta:editing-cycles>
    <meta:generator>LibreOffice/7.3.7.2$Linux_X86_64 LibreOffice_project/30$Build-2</meta:generator>
    <meta:document-statistic meta:table-count="1" meta:cell-count="112" meta:object-count="0"/>
  </office:meta>
</office:document-meta>
</file>